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Heading_20_1">
      <style:text-properties style:font-name="Arial"/>
    </style:style>
    <style:style style:name="P3" style:family="paragraph" style:parent-style-name="Heading_20_3">
      <style:text-properties style:font-name="Arial"/>
    </style:style>
    <style:style style:name="P4" style:family="paragraph" style:parent-style-name="Heading_20_3">
      <style:text-properties style:font-name="Arial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ark Side of Morra - Dokumentation</text:h>
      <text:p text:style-name="P1"/>
      <text:h text:style-name="P4" text:outline-level="3">Vorgenommene Arbeitspakete:</text:h>
      <text:p text:style-name="P1">Versionskontrolle</text:p>
      <text:p text:style-name="P1">Player Controller (Laufen, Springen, Klettern, Schießen, Lebensverwaltung)</text:p>
      <text:p text:style-name="P1">Camera Controller (Automatisches Verfolgen des Spielers)</text:p>
      <text:p text:style-name="P1">Sprite Controller (Animation der Game Objects anhand von Sprite Sheets)</text:p>
      <text:p text:style-name="P1">Level Design (Plattformen, Leitern, Hintergrund)</text:p>
      <text:p text:style-name="P1">Startmenü</text:p>
      <text:p text:style-name="P1">Pausenbildschirm</text:p>
      <text:p text:style-name="P1">Credits</text:p>
      <text:p text:style-name="P1">Lebensanzeige</text:p>
      <text:p text:style-name="P1">Speichern der erreichten Level</text:p>
      <text:p text:style-name="P1">Unterschiedliche Gegnertypen mit individuellen Features</text:p>
      <text:p text:style-name="P1">Bossgegner</text:p>
      <text:p text:style-name="P1">Storytelling (NPCs, Questtexte, geskriptete Events)</text:p>
      <text:p text:style-name="P1">Sprite Sheets und Texturen</text:p>
      <text:p text:style-name="P1"/>
      <text:h text:style-name="P4" text:outline-level="3">Zusätzliche Arbeitspakete:</text:h>
      <text:p text:style-name="P1"><text:span text:style-name="T1">Gegner lassen Health Globes fallen<text:line-break/>sich bewegende Plattformen<text:line-break/>Teleportation<text:line-break/>Treppen<text:line-break/>ein zusätzliches Level und ein Bosslevel<text:line-break/>Levelauswahlbildschirm</text:span></text:p>
      <text:p text:style-name="P1"><text:span text:style-name="T1"/></text:p>
      <text:h text:style-name="P3" text:outline-level="3"><text:span text:style-name="T1">Review der Teamarbeit:</text:span></text:h>
      <text:p text:style-name="P1"><text:span text:style-name="T1">Was hat gut funktioniert?</text:span></text:p>
      <text:p text:style-name="P1"><text:span text:style-name="T1">- Versionskontrolle</text:span></text:p>
      <text:p text:style-name="P1"><text:span text:style-name="T1">Was sollte beim nächsten Mal mehr gemacht werden?</text:span></text:p>
      <text:p text:style-name="P1"><text:span text:style-name="T1">- mehr direkte Kommunikation via Skype oder Treffen</text:span></text:p>
      <text:p text:style-name="P1"><text:span text:style-name="T1">Was sollte beim nächsten Mal anders gemacht werden?</text:span></text:p>
      <text:p text:style-name="P1"><text:span text:style-name="T1">- </text:span></text:p>
      <text:p text:style-name="P1"><text:span text:style-name="T1">Was sollte man beim nächsten Mal versuchen?</text:span></text:p>
      <text:p text:style-name="P1"><text:span text:style-name="T1">- <text:line-break/>Was sollte man nicht mehr, bzw. deutlich weniger machen?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Bent Nürnberg, Robin C. Ladiges,</text:p>
        <text:p text:style-name="Footer">Tanja Blücher, Dennis Nabel,</text:p>
        <text:p text:style-name="Footer">Florian Roepstorf<text:tab/>MS1 Projekt 1: Dokumentation<text:tab/>Seite 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2:11:35.40</meta:creation-date>
    <meta:document-statistic meta:table-count="0" meta:image-count="0" meta:object-count="0" meta:page-count="1" meta:paragraph-count="30" meta:word-count="149" meta:character-count="1158"/>
    <dc:date>2013-09-10T13:00:32.61</dc:date>
    <meta:editing-duration>PT1M36S</meta:editing-duration>
    <meta:editing-cycles>1</meta:editing-cycles>
    <meta:generator>OpenOffice.org/3.4.1$Win32 OpenOffice.org_project/341m1$Build-9593</meta:generator>
  </office:meta>
</office:document-meta>
</file>